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ime (hr)</text:p>
          </table:table-cell>
          <table:table-cell table:style-name="ce2" office:value-type="string" calcext:value-type="string">
            <text:p>amount</text:p>
          </table:table-cell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3" office:value-type="string" calcext:value-type="string">
            <text:p>bas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" office:value-type="string" calcext:value-type="string">
            <text:p>housing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" office:value-type="string" calcext:value-type="string">
            <text:p>dis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oo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" office:value-type="string" calcext:value-type="string">
            <text:p>li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nose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6:44:22.600316711</meta:creation-date>
    <dc:date>2025-02-03T16:55:50.084559666</dc:date>
    <meta:editing-duration>PT11M27S</meta:editing-duration>
    <meta:editing-cycles>2</meta:editing-cycles>
    <meta:generator>LibreOffice/24.2.7.2$Linux_X86_64 LibreOffice_project/420$Build-2</meta:generator>
    <meta:document-statistic meta:table-count="1" meta:cell-count="21" meta:object-count="0"/>
  </office:meta>
</office:document-meta>
</file>